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13º 41’53.0’’S</text:p>
          </table:table-cell>
          <table:table-cell office:value-type="string" calcext:value-type="string">
            <text:p>12°23'22.0"E</text:p>
          </table:table-cell>
          <table:table-cell/>
          <table:table-cell office:value-type="string" calcext:value-type="string">
            <text:p>0°37'46.1"S</text:p>
          </table:table-cell>
          <table:table-cell office:value-type="string" calcext:value-type="string">
            <text:p>12°23'22.0"E</text:p>
          </table:table-cell>
          <table:table-cell table:number-columns-repeated="2"/>
          <table:table-cell office:value-type="string" calcext:value-type="string">
            <text:p>0°37'46.1"S</text:p>
          </table:table-cell>
          <table:table-cell office:value-type="string" calcext:value-type="string">
            <text:p>37°41'56.2"E</text:p>
          </table:table-cell>
          <table:table-cell table:number-columns-repeated="2"/>
          <table:table-cell office:value-type="string" calcext:value-type="string">
            <text:p>13º 41’53.0’’S</text:p>
          </table:table-cell>
          <table:table-cell office:value-type="string" calcext:value-type="string">
            <text:p>37°41'56.2"E</text:p>
          </table:table-cell>
          <table:table-cell/>
          <table:table-cell office:value-type="string" calcext:value-type="string">
            <text:p>Mid africa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1°13'40.0"S</text:p>
          </table:table-cell>
          <table:table-cell office:value-type="string" calcext:value-type="string">
            <text:p>120°57'14.3"E</text:p>
          </table:table-cell>
          <table:table-cell/>
          <table:table-cell office:value-type="string" calcext:value-type="string">
            <text:p>11°13'40.0"S</text:p>
          </table:table-cell>
          <table:table-cell office:value-type="string" calcext:value-type="string">
            <text:p>137°28'08.0"E</text:p>
          </table:table-cell>
          <table:table-cell table:number-columns-repeated="2"/>
          <table:table-cell office:value-type="string" calcext:value-type="string">
            <text:p>23°41'27.7"S</text:p>
          </table:table-cell>
          <table:table-cell office:value-type="string" calcext:value-type="string">
            <text:p>120°57'14.3"E</text:p>
          </table:table-cell>
          <table:table-cell table:number-columns-repeated="2"/>
          <table:table-cell office:value-type="string" calcext:value-type="string">
            <text:p>23°41'27.7"S</text:p>
          </table:table-cell>
          <table:table-cell office:value-type="string" calcext:value-type="string">
            <text:p>137°28'08.0"E</text:p>
          </table:table-cell>
          <table:table-cell/>
          <table:table-cell office:value-type="string" calcext:value-type="string">
            <text:p>Top australia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3º 41’53.0’’S</text:p>
          </table:table-cell>
          <table:table-cell office:value-type="string" calcext:value-type="string">
            <text:p>16°02'39.0"E</text:p>
          </table:table-cell>
          <table:table-cell/>
          <table:table-cell office:value-type="string" calcext:value-type="string">
            <text:p>18°50'35.0"N</text:p>
          </table:table-cell>
          <table:table-cell office:value-type="string" calcext:value-type="string">
            <text:p>44°28'36.8"E</text:p>
          </table:table-cell>
          <table:table-cell/>
          <table:table-cell office:value-type="string" calcext:value-type="string">
            <text:p>Top mid afric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35°08'44.0"N</text:p>
          </table:table-cell>
          <table:table-cell office:value-type="string" calcext:value-type="string">
            <text:p>65°18'03.4"E</text:p>
          </table:table-cell>
          <table:table-cell/>
          <table:table-cell office:value-type="string" calcext:value-type="string">
            <text:p>5°04'56.9"N</text:p>
          </table:table-cell>
          <table:table-cell office:value-type="string" calcext:value-type="string">
            <text:p>86°28'29.0"E</text:p>
          </table:table-cell>
          <table:table-cell/>
          <table:table-cell office:value-type="string" calcext:value-type="string">
            <text:p><text:s/>indi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°16'13.6"N</text:p>
          </table:table-cell>
          <table:table-cell office:value-type="string" calcext:value-type="string">
            <text:p>91°55'23.4"E</text:p>
          </table:table-cell>
          <table:table-cell/>
          <table:table-cell office:value-type="string" calcext:value-type="string">
            <text:p>34°29'09.5"N </text:p>
          </table:table-cell>
          <table:table-cell office:value-type="string" calcext:value-type="string">
            <text:p>122°21'07.3"E</text:p>
          </table:table-cell>
          <table:table-cell/>
          <table:table-cell office:value-type="string" calcext:value-type="string">
            <text:p>myanmar e west chin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32°44'14.3"N</text:p>
          </table:table-cell>
          <table:table-cell office:value-type="string" calcext:value-type="string">
            <text:p>136°18'51.0"E</text:p>
          </table:table-cell>
          <table:table-cell/>
          <table:table-cell office:value-type="string" calcext:value-type="string">
            <text:p>48°24'26.6"N</text:p>
          </table:table-cell>
          <table:table-cell office:value-type="string" calcext:value-type="string">
            <text:p>118°33'15.2"E</text:p>
          </table:table-cell>
          <table:table-cell/>
          <table:table-cell office:value-type="string" calcext:value-type="string">
            <text:p>coreia e west russi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28°51'53.7"S</text:p>
          </table:table-cell>
          <table:table-cell office:value-type="string" calcext:value-type="string">
            <text:p>114°28'15.5"E</text:p>
          </table:table-cell>
          <table:table-cell/>
          <table:table-cell office:value-type="string" calcext:value-type="string">
            <text:p>38°07'38.8"S</text:p>
          </table:table-cell>
          <table:table-cell office:value-type="string" calcext:value-type="string">
            <text:p>150°39'56.9"E</text:p>
          </table:table-cell>
          <table:table-cell/>
          <table:table-cell office:value-type="string" calcext:value-type="string">
            <text:p>south australi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31°35'42.4"S</text:p>
          </table:table-cell>
          <table:table-cell office:value-type="string" calcext:value-type="string">
            <text:p>17°36'26.6"E</text:p>
          </table:table-cell>
          <table:table-cell/>
          <table:table-cell office:value-type="string" calcext:value-type="string">
            <text:p>35°08'04.5"S</text:p>
          </table:table-cell>
          <table:table-cell office:value-type="string" calcext:value-type="string">
            <text:p>30°12'43.0"E</text:p>
          </table:table-cell>
          <table:table-cell/>
          <table:table-cell office:value-type="string" calcext:value-type="string">
            <text:p>south afric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43°57'52.2"N</text:p>
          </table:table-cell>
          <table:table-cell office:value-type="string" calcext:value-type="string">
            <text:p>9°50'31.9"W</text:p>
          </table:table-cell>
          <table:table-cell/>
          <table:table-cell office:value-type="string" calcext:value-type="string">
            <text:p>35°30'20.3"N</text:p>
          </table:table-cell>
          <table:table-cell office:value-type="string" calcext:value-type="string">
            <text:p>3°01'11.0"E</text:p>
          </table:table-cell>
          <table:table-cell/>
          <table:table-cell office:value-type="string" calcext:value-type="string">
            <text:p>peninsula iberica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45°40'34.4"N</text:p>
          </table:table-cell>
          <table:table-cell office:value-type="string" calcext:value-type="string">
            <text:p>126°52'30.0"W</text:p>
          </table:table-cell>
          <table:table-cell/>
          <table:table-cell office:value-type="string" calcext:value-type="string">
            <text:p>33°07'38.9"N</text:p>
          </table:table-cell>
          <table:table-cell office:value-type="string" calcext:value-type="string">
            <text:p>107°34'35.2"W</text:p>
          </table:table-cell>
          <table:table-cell/>
          <table:table-cell office:value-type="string" calcext:value-type="string">
            <text:p>california, west usa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32°01'23.3"N</text:p>
          </table:table-cell>
          <table:table-cell office:value-type="string" calcext:value-type="string">
            <text:p>114°52'00.7"W</text:p>
          </table:table-cell>
          <table:table-cell/>
          <table:table-cell office:value-type="string" calcext:value-type="string">
            <text:p>6°13'20.0"N</text:p>
          </table:table-cell>
          <table:table-cell office:value-type="string" calcext:value-type="string">
            <text:p>77°10'18.5"W</text:p>
          </table:table-cell>
          <table:table-cell/>
          <table:table-cell office:value-type="string" calcext:value-type="string">
            <text:p>mexico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4°14'00.5"N</text:p>
          </table:table-cell>
          <table:table-cell office:value-type="string" calcext:value-type="string">
            <text:p>77°04'38.7"W</text:p>
          </table:table-cell>
          <table:table-cell/>
          <table:table-cell office:value-type="string" calcext:value-type="string">
            <text:p>13°25'30.4"N</text:p>
          </table:table-cell>
          <table:table-cell office:value-type="string" calcext:value-type="string">
            <text:p>57°01'25.3"W</text:p>
          </table:table-cell>
          <table:table-cell/>
          <table:table-cell office:value-type="string" calcext:value-type="string">
            <text:p>venezuela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 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lugar</text:p>
          </table:table-cell>
          <table:table-cell table:number-columns-repeated="10"/>
        </table:table-row>
        <table:table-row table:style-name="ro1">
          <table:table-cell office:value-type="float" office:value="0.073888" calcext:value-type="float">
            <text:p>0,073888</text:p>
          </table:table-cell>
          <table:table-cell office:value-type="float" office:value="-1.35616" calcext:value-type="float">
            <text:p>-1,35616</text:p>
          </table:table-cell>
          <table:table-cell office:value-type="float" office:value="0.207737" calcext:value-type="float">
            <text:p>0,207737</text:p>
          </table:table-cell>
          <table:table-cell office:value-type="float" office:value="-0.85519" calcext:value-type="float">
            <text:p>-0,85519</text:p>
          </table:table-cell>
          <table:table-cell/>
          <table:table-cell office:value-type="string" calcext:value-type="string">
            <text:p>venezuela</text:p>
          </table:table-cell>
          <table:table-cell table:number-columns-repeated="10"/>
        </table:table-row>
        <table:table-row table:style-name="ro1">
          <table:table-cell office:value-type="float" office:value="0.558909" calcext:value-type="float">
            <text:p>0,558909</text:p>
          </table:table-cell>
          <table:table-cell office:value-type="float" office:value="-2.004805" calcext:value-type="float">
            <text:p>-2,004805</text:p>
          </table:table-cell>
          <table:table-cell office:value-type="float" office:value="0.288185" calcext:value-type="float">
            <text:p>0,288185</text:p>
          </table:table-cell>
          <table:table-cell office:value-type="float" office:value="-1.649931" calcext:value-type="float">
            <text:p>-1,649931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0.7972" calcext:value-type="float">
            <text:p>0,7972</text:p>
          </table:table-cell>
          <table:table-cell office:value-type="float" office:value="-2.214386" calcext:value-type="float">
            <text:p>-2,214386</text:p>
          </table:table-cell>
          <table:table-cell office:value-type="float" office:value="0.52683" calcext:value-type="float">
            <text:p>0,52683</text:p>
          </table:table-cell>
          <table:table-cell office:value-type="float" office:value="-1.338161" calcext:value-type="float">
            <text:p>-1,338161</text:p>
          </table:table-cell>
          <table:table-cell/>
          <table:table-cell office:value-type="string" calcext:value-type="string">
            <text:p>US and A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muito deserto?</text:p>
          </table:table-cell>
          <table:table-cell table:number-columns-repeated="8"/>
        </table:table-row>
        <table:table-row table:style-name="ro1">
          <table:table-cell office:value-type="float" office:value="0.767325" calcext:value-type="float">
            <text:p>0,767325</text:p>
          </table:table-cell>
          <table:table-cell office:value-type="float" office:value="-0.171779" calcext:value-type="float">
            <text:p>-0,171779</text:p>
          </table:table-cell>
          <table:table-cell office:value-type="float" office:value="0.61969" calcext:value-type="float">
            <text:p>0,61969</text:p>
          </table:table-cell>
          <table:table-cell office:value-type="float" office:value="0.052704" calcext:value-type="float">
            <text:p>0,052704</text:p>
          </table:table-cell>
          <table:table-cell/>
          <table:table-cell office:value-type="string" calcext:value-type="string">
            <text:p>peninsula iberica</text:p>
          </table:table-cell>
          <table:table-cell office:value-type="string" calcext:value-type="string">
            <text:p>check</text:p>
          </table:table-cell>
          <table:table-cell table:number-columns-repeated="9"/>
        </table:table-row>
        <table:table-row table:style-name="ro1">
          <table:table-cell office:value-type="float" office:value="-0.490407" calcext:value-type="float">
            <text:p>-0,490407</text:p>
          </table:table-cell>
          <table:table-cell office:value-type="float" office:value="1.997895" calcext:value-type="float">
            <text:p>1,997895</text:p>
          </table:table-cell>
          <table:table-cell office:value-type="float" office:value="-0.61162" calcext:value-type="float">
            <text:p>-0,61162</text:p>
          </table:table-cell>
          <table:table-cell office:value-type="float" office:value="2.176838" calcext:value-type="float">
            <text:p>2,176838</text:p>
          </table:table-cell>
          <table:table-cell/>
          <table:table-cell office:value-type="string" calcext:value-type="string">
            <text:p>south austr left</text:p>
          </table:table-cell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1">
          <table:table-cell office:value-type="float" office:value="-0.675403" calcext:value-type="float">
            <text:p>-0,675403</text:p>
          </table:table-cell>
          <table:table-cell office:value-type="float" office:value="2.377186" calcext:value-type="float">
            <text:p>2,377186</text:p>
          </table:table-cell>
          <table:table-cell office:value-type="float" office:value="-0.421843" calcext:value-type="float">
            <text:p>-0,421843</text:p>
          </table:table-cell>
          <table:table-cell office:value-type="float" office:value="2.688272" calcext:value-type="float">
            <text:p>2,688272</text:p>
          </table:table-cell>
          <table:table-cell/>
          <table:table-cell office:value-type="string" calcext:value-type="string">
            <text:p>south australia right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0.571374" calcext:value-type="float">
            <text:p>0,571374</text:p>
          </table:table-cell>
          <table:table-cell office:value-type="float" office:value="2.423922" calcext:value-type="float">
            <text:p>2,423922</text:p>
          </table:table-cell>
          <table:table-cell office:value-type="float" office:value="0.844868" calcext:value-type="float">
            <text:p>0,844868</text:p>
          </table:table-cell>
          <table:table-cell office:value-type="float" office:value="2.069162" calcext:value-type="float">
            <text:p>2,069162</text:p>
          </table:table-cell>
          <table:table-cell/>
          <table:table-cell office:value-type="string" calcext:value-type="string">
            <text:p>coreia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0.146123" calcext:value-type="float">
            <text:p>0,146123</text:p>
          </table:table-cell>
          <table:table-cell office:value-type="float" office:value="1.604362" calcext:value-type="float">
            <text:p>1,604362</text:p>
          </table:table-cell>
          <table:table-cell office:value-type="float" office:value="0.601894" calcext:value-type="float">
            <text:p>0,601894</text:p>
          </table:table-cell>
          <table:table-cell office:value-type="float" office:value="2.185311" calcext:value-type="float">
            <text:p>2,185311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0.613406" calcext:value-type="float">
            <text:p>0,613406</text:p>
          </table:table-cell>
          <table:table-cell office:value-type="float" office:value="1.184735" calcext:value-type="float">
            <text:p>1,184735</text:p>
          </table:table-cell>
          <table:table-cell office:value-type="float" office:value="0.088706" calcext:value-type="float">
            <text:p>0,088706</text:p>
          </table:table-cell>
          <table:table-cell office:value-type="float" office:value="1.509269" calcext:value-type="float">
            <text:p>1,509269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check</text:p>
          </table:table-cell>
          <table:table-cell table:number-columns-repeated="9"/>
        </table:table-row>
        <table:table-row table:style-name="ro1">
          <table:table-cell office:value-type="float" office:value="0.052333" calcext:value-type="float">
            <text:p>0,052333</text:p>
          </table:table-cell>
          <table:table-cell office:value-type="float" office:value="-0.314378" calcext:value-type="float">
            <text:p>-0,314378</text:p>
          </table:table-cell>
          <table:table-cell office:value-type="float" office:value="0.280259" calcext:value-type="float">
            <text:p>0,280259</text:p>
          </table:table-cell>
          <table:table-cell office:value-type="float" office:value="0.75828" calcext:value-type="float">
            <text:p>0,75828</text:p>
          </table:table-cell>
          <table:table-cell/>
          <table:table-cell office:value-type="string" calcext:value-type="string">
            <text:p>top mid africa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-0.195962" calcext:value-type="float">
            <text:p>-0,195962</text:p>
          </table:table-cell>
          <table:table-cell office:value-type="float" office:value="2.111045" calcext:value-type="float">
            <text:p>2,111045</text:p>
          </table:table-cell>
          <table:table-cell office:value-type="float" office:value="-0.413486" calcext:value-type="float">
            <text:p>-0,413486</text:p>
          </table:table-cell>
          <table:table-cell office:value-type="float" office:value="2.399285" calcext:value-type="float">
            <text:p>2,399285</text:p>
          </table:table-cell>
          <table:table-cell/>
          <table:table-cell office:value-type="string" calcext:value-type="string">
            <text:p>top australia</text:p>
          </table:table-cell>
          <table:table-cell office:value-type="string" calcext:value-type="string">
            <text:p>check</text:p>
          </table:table-cell>
          <table:table-cell table:number-columns-repeated="9"/>
        </table:table-row>
        <table:table-row table:style-name="ro1">
          <table:table-cell office:value-type="float" office:value="-0.614419" calcext:value-type="float">
            <text:p>-0,614419</text:p>
          </table:table-cell>
          <table:table-cell office:value-type="float" office:value="0.216237" calcext:value-type="float">
            <text:p>0,216237</text:p>
          </table:table-cell>
          <table:table-cell office:value-type="float" office:value="-0.010986" calcext:value-type="float">
            <text:p>-0,010986</text:p>
          </table:table-cell>
          <table:table-cell office:value-type="float" office:value="0.741116" calcext:value-type="float">
            <text:p>0,741116</text:p>
          </table:table-cell>
          <table:table-cell/>
          <table:table-cell office:value-type="string" calcext:value-type="string">
            <text:p>mid africa</text:p>
          </table:table-cell>
          <table:table-cell office:value-type="string" calcext:value-type="string">
            <text:p>updated</text:p>
          </table:table-cell>
          <table:table-cell table:number-columns-repeated="9"/>
        </table:table-row>
        <table:table-row table:style-name="ro1">
          <table:table-cell office:value-type="float" office:value="-0.007321" calcext:value-type="float">
            <text:p>-0,007321</text:p>
          </table:table-cell>
          <table:table-cell office:value-type="float" office:value="-0.588619" calcext:value-type="float">
            <text:p>-0,588619</text:p>
          </table:table-cell>
          <table:table-cell office:value-type="float" office:value="-0.590034" calcext:value-type="float">
            <text:p>-0,590034</text:p>
          </table:table-cell>
          <table:table-cell office:value-type="float" office:value="-1.333111" calcext:value-type="float">
            <text:p>-1,333111</text:p>
          </table:table-cell>
          <table:table-cell/>
          <table:table-cell office:value-type="string" calcext:value-type="string">
            <text:p>brasil</text:p>
          </table:table-cell>
          <table:table-cell table:number-columns-repeated="10"/>
        </table:table-row>
        <table:table-row table:style-name="ro1">
          <table:table-cell office:value-type="float" office:value="0.814486" calcext:value-type="float">
            <text:p>0,814486</text:p>
          </table:table-cell>
          <table:table-cell office:value-type="float" office:value="0.537736" calcext:value-type="float">
            <text:p>0,537736</text:p>
          </table:table-cell>
          <table:table-cell office:value-type="float" office:value="0.639903" calcext:value-type="float">
            <text:p>0,639903</text:p>
          </table:table-cell>
          <table:table-cell office:value-type="float" office:value="0.057017" calcext:value-type="float">
            <text:p>0,057017</text:p>
          </table:table-cell>
          <table:table-cell/>
          <table:table-cell office:value-type="string" calcext:value-type="string">
            <text:p>meditrâneo</text:p>
          </table:table-cell>
          <table:table-cell table:number-columns-repeated="10"/>
        </table:table-row>
        <table:table-row table:style-name="ro1">
          <table:table-cell office:value-type="float" office:value="0.138603" calcext:value-type="float">
            <text:p>0,138603</text:p>
          </table:table-cell>
          <table:table-cell office:value-type="float" office:value="-1.652101" calcext:value-type="float">
            <text:p>-1,652101</text:p>
          </table:table-cell>
          <table:table-cell office:value-type="float" office:value="0.379025" calcext:value-type="float">
            <text:p>0,379025</text:p>
          </table:table-cell>
          <table:table-cell office:value-type="float" office:value="-1.1442582" calcext:value-type="float">
            <text:p>-1,1442582</text:p>
          </table:table-cell>
          <table:table-cell/>
          <table:table-cell office:value-type="string" calcext:value-type="string">
            <text:p>guatmala</text:p>
          </table:table-cell>
          <table:table-cell office:value-type="string" calcext:value-type="string">
            <text:p>ne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-00-0000</text:date>, <text:time style:data-style-name="N2" text:time-value="13:26:21.567226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4:37.426268946</meta:creation-date>
    <dc:date>2019-02-01T13:02:02.558704862</dc:date>
    <meta:editing-duration>PT3H8M9S</meta:editing-duration>
    <meta:editing-cycles>6</meta:editing-cycles>
    <meta:generator>LibreOffice/5.2.7.2$Linux_ARM_EABI LibreOffice_project/20m0$Build-2</meta:generator>
    <meta:document-statistic meta:table-count="1" meta:cell-count="162" meta:object-count="0"/>
  </office:meta>
</office:document-meta>
</file>